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officeooo:rsid="0011c7ea" officeooo:paragraph-rsid="0011c7ea"/>
    </style:style>
    <style:style style:name="P2" style:family="paragraph" style:parent-style-name="Standard">
      <style:paragraph-properties fo:text-align="start" style:justify-single-word="false"/>
      <style:text-properties fo:color="#000000" loext:opacity="100%" officeooo:rsid="001822aa" officeooo:paragraph-rsid="001822aa"/>
    </style:style>
    <style:style style:name="P3" style:family="paragraph" style:parent-style-name="Standard">
      <style:paragraph-properties fo:text-align="start" style:justify-single-word="false"/>
      <style:text-properties fo:color="#000000" loext:opacity="100%" officeooo:paragraph-rsid="001e4c50"/>
    </style:style>
    <style:style style:name="P4" style:family="paragraph" style:parent-style-name="Standard">
      <style:paragraph-properties fo:text-align="start" style:justify-single-word="false"/>
      <style:text-properties fo:color="#000000" loext:opacity="100%"/>
    </style:style>
    <style:style style:name="P5" style:family="paragraph" style:parent-style-name="Standard">
      <style:paragraph-properties fo:text-align="start" style:justify-single-word="false"/>
      <style:text-properties fo:color="#000000" loext:opacity="100%" officeooo:paragraph-rsid="001f17e5"/>
    </style:style>
    <style:style style:name="P6" style:family="paragraph" style:parent-style-name="Standard">
      <style:paragraph-properties fo:text-align="start" style:justify-single-word="false"/>
      <style:text-properties fo:color="#000000" loext:opacity="100%" officeooo:paragraph-rsid="0032efdc"/>
    </style:style>
    <style:style style:name="P7" style:family="paragraph" style:parent-style-name="Standard">
      <style:paragraph-properties fo:text-align="start" style:justify-single-word="false"/>
      <style:text-properties fo:color="#000000" loext:opacity="100%" officeooo:rsid="001999c1" officeooo:paragraph-rsid="001999c1"/>
    </style:style>
    <style:style style:name="P8" style:family="paragraph" style:parent-style-name="Standard">
      <style:paragraph-properties fo:text-align="start" style:justify-single-word="false"/>
      <style:text-properties fo:color="#ab47bc" loext:opacity="100%" officeooo:rsid="003667ac" officeooo:paragraph-rsid="003667ac"/>
    </style:style>
    <style:style style:name="P9" style:family="paragraph" style:parent-style-name="Standard">
      <style:paragraph-properties fo:text-align="start" style:justify-single-word="false"/>
      <style:text-properties fo:color="#ab47bc" loext:opacity="100%" officeooo:paragraph-rsid="001e4c50"/>
    </style:style>
    <style:style style:name="P10" style:family="paragraph" style:parent-style-name="Standard">
      <style:paragraph-properties fo:text-align="start" style:justify-single-word="false"/>
      <style:text-properties fo:color="#ab47bc" loext:opacity="100%"/>
    </style:style>
    <style:style style:name="P11" style:family="paragraph" style:parent-style-name="Standard">
      <style:paragraph-properties fo:text-align="start" style:justify-single-word="false"/>
      <style:text-properties fo:color="#ab47bc" loext:opacity="100%" officeooo:paragraph-rsid="0032efdc"/>
    </style:style>
    <style:style style:name="P12" style:family="paragraph" style:parent-style-name="Standard">
      <style:paragraph-properties fo:text-align="start" style:justify-single-word="false"/>
      <style:text-properties fo:color="#ab47bc" loext:opacity="100%" officeooo:paragraph-rsid="001f17e5"/>
    </style:style>
    <style:style style:name="P13" style:family="paragraph" style:parent-style-name="Standard">
      <style:paragraph-properties fo:text-align="start" style:justify-single-word="false"/>
      <style:text-properties fo:color="#ab47bc" loext:opacity="100%" officeooo:rsid="001999c1" officeooo:paragraph-rsid="001999c1"/>
    </style:style>
    <style:style style:name="P14" style:family="paragraph" style:parent-style-name="Standard">
      <style:paragraph-properties fo:text-align="start" style:justify-single-word="false"/>
      <style:text-properties fo:color="#ffb74d" loext:opacity="100%" officeooo:rsid="003667ac" officeooo:paragraph-rsid="003667ac" fo:background-color="transparent"/>
    </style:style>
    <style:style style:name="P15" style:family="paragraph" style:parent-style-name="Standard">
      <style:paragraph-properties fo:text-align="start" style:justify-single-word="false"/>
      <style:text-properties fo:color="#ffb74d" loext:opacity="100%" officeooo:paragraph-rsid="001e4c50"/>
    </style:style>
    <style:style style:name="P16" style:family="paragraph" style:parent-style-name="Standard">
      <style:paragraph-properties fo:text-align="start" style:justify-single-word="false"/>
      <style:text-properties fo:color="#ffb74d" loext:opacity="100%" officeooo:paragraph-rsid="001f17e5"/>
    </style:style>
    <style:style style:name="P17" style:family="paragraph" style:parent-style-name="Standard">
      <style:paragraph-properties fo:text-align="start" style:justify-single-word="false"/>
      <style:text-properties fo:color="#ffb74d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underline-style="none"/>
    </style:style>
    <style:style style:name="T3" style:family="text">
      <style:text-properties fo:color="#c9211e" loext:opacity="100%" style:text-underline-style="none" officeooo:rsid="0016ccc0"/>
    </style:style>
    <style:style style:name="T4" style:family="text">
      <style:text-properties fo:color="#c9211e" loext:opacity="100%" style:text-underline-style="none" officeooo:rsid="00152734"/>
    </style:style>
    <style:style style:name="T5" style:family="text">
      <style:text-properties fo:color="#c9211e" loext:opacity="100%" officeooo:rsid="0016ccc0"/>
    </style:style>
    <style:style style:name="T6" style:family="text">
      <style:text-properties fo:color="#c9211e" loext:opacity="100%" officeooo:rsid="001c9a6e"/>
    </style:style>
    <style:style style:name="T7" style:family="text">
      <style:text-properties fo:color="#c9211e" loext:opacity="100%" officeooo:rsid="003242a0"/>
    </style:style>
    <style:style style:name="T8" style:family="text">
      <style:text-properties fo:color="#c9211e" loext:opacity="100%" officeooo:rsid="0032efd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52734"/>
    </style:style>
    <style:style style:name="T12" style:family="text">
      <style:text-properties style:text-underline-style="none" officeooo:rsid="0016ccc0"/>
    </style:style>
    <style:style style:name="T13" style:family="text">
      <style:text-properties style:text-underline-style="none" officeooo:rsid="0033aad5"/>
    </style:style>
    <style:style style:name="T14" style:family="text">
      <style:text-properties style:text-underline-style="none" officeooo:rsid="003242a0"/>
    </style:style>
    <style:style style:name="T15" style:family="text">
      <style:text-properties style:text-underline-style="none" officeooo:rsid="0032efdc"/>
    </style:style>
    <style:style style:name="T16" style:family="text">
      <style:text-properties officeooo:rsid="0016ccc0"/>
    </style:style>
    <style:style style:name="T17" style:family="text">
      <style:text-properties officeooo:rsid="001c9a6e"/>
    </style:style>
    <style:style style:name="T18" style:family="text">
      <style:text-properties officeooo:rsid="003242a0"/>
    </style:style>
    <style:style style:name="T19" style:family="text">
      <style:text-properties officeooo:rsid="0032efdc"/>
    </style:style>
    <style:style style:name="T20" style:family="text">
      <style:text-properties officeooo:rsid="00342c91"/>
    </style:style>
    <style:style style:name="T21" style:family="text">
      <style:text-properties fo:color="#ab47bc" loext:opacity="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istema debe permitir realizar las siguientes características <text:span text:style-name="T17">divididas en los roles de usuario:</text:span></text:p>
      <text:p text:style-name="P1"><text:span text:style-name="T17"/></text:p>
      <text:p text:style-name="P8"><text:span text:style-name="T17">V</text:span>isible</text:p>
      <text:p text:style-name="P14">No visible</text:p>
      <text:p text:style-name="P1"><text:span text:style-name="T17"/></text:p>
      <text:p text:style-name="P2"><text:span text:style-name="T10">TODOS</text:span></text:p>
      <text:p text:style-name="P9">iniciar sesion</text:p>
      <text:p text:style-name="P15">cerrar sesion</text:p>
      <text:p text:style-name="P3"><text:span text:style-name="T21">crear contraseña</text:span><text:span text:style-name="T10"> </text:span><text:span text:style-name="T13">(</text:span><text:span text:style-name="T11">esto es para los empleados que acaban de ser registrados, para poder así evitar que el administrador sepa su contraseña</text:span><text:span text:style-name="T13">)</text:span></text:p>
      <text:p text:style-name="P3"><text:span text:style-name="T11"/></text:p>
      <text:p text:style-name="P10">Ver lista de <text:span text:style-name="T16">todos los </text:span>medicos</text:p>
      <text:p text:style-name="P10"/>
      <text:p text:style-name="P10"><text:span text:style-name="T11">Ver lista de </text:span><text:span text:style-name="T12">todos los </text:span><text:span text:style-name="T11">pacientes</text:span></text:p>
      <text:p text:style-name="P10"><text:span text:style-name="T11"/></text:p>
      <text:p text:style-name="P10"><text:span text:style-name="T10">Ver lista de empleados</text:span></text:p>
      <text:p text:style-name="P10"><text:span text:style-name="T10"/></text:p>
      <text:p text:style-name="P10"><text:span text:style-name="T10">Ver lista de obras sociales</text:span></text:p>
      <text:p text:style-name="P10"><text:span text:style-name="T10"/></text:p>
      <text:p text:style-name="P10"><text:span text:style-name="T10">Ver historial clinico</text:span></text:p>
      <text:p text:style-name="P10"><text:span text:style-name="T10"/></text:p>
      <text:p text:style-name="P10"><text:span text:style-name="T10">Ver lista de enfermedades</text:span></text:p>
      <text:p text:style-name="P10"><text:span text:style-name="T10"/></text:p>
      <text:p text:style-name="P10"><text:span text:style-name="T10">Ver lista de medicamentos</text:span></text:p>
      <text:p text:style-name="P10"><text:span text:style-name="T10"/></text:p>
      <text:p text:style-name="P10"><text:span text:style-name="T10">Ver lista de recetas</text:span></text:p>
      <text:p text:style-name="P10">Hacer PDF de receta</text:p>
      <text:p text:style-name="P6"><text:span text:style-name="T10"/></text:p>
      <text:p text:style-name="P11"><text:span text:style-name="T10">Asociar</text:span><text:span text:style-name="T14"> </text:span><text:span text:style-name="T15">pacientes</text:span><text:span text:style-name="T10"> a una obra social</text:span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>ADMINISTRADOR</text:span></text:p>
      <text:p text:style-name="P12">Ingresar medicos</text:p>
      <text:p text:style-name="P12">Modificar medicos</text:p>
      <text:p text:style-name="P16"><text:span text:style-name="T10">Dar de baja medicos</text:span></text:p>
      <text:p text:style-name="P5"><text:span text:style-name="T10"/></text:p>
      <text:p text:style-name="P10">Ingresar empleado</text:p>
      <text:p text:style-name="P10">Modificar empleado</text:p>
      <text:p text:style-name="P17"><text:span text:style-name="T10">Dar de baja empleado</text:span></text:p>
      <text:p text:style-name="P17"><text:span text:style-name="T10"/></text:p>
      <text:p text:style-name="P10">Crear consultorio</text:p>
      <text:p text:style-name="P17">Borrar consultorio</text:p>
      <text:p text:style-name="P10">Modificar consultorio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>MEDICOS</text:span></text:p>
      <text:p text:style-name="P10">Ingresar paciente</text:p>
      <text:p text:style-name="P10">Modificar paciente</text:p>
      <text:p text:style-name="P17"><text:span text:style-name="T10">Dar de baja paciente</text:span></text:p>
      <text:p text:style-name="P4"><text:soft-page-break/><text:span text:style-name="T10"/></text:p>
      <text:p text:style-name="P10">Crear historial clinico</text:p>
      <text:p text:style-name="P10"><text:span text:style-name="T10">Modificar el historial clinico</text:span></text:p>
      <text:p text:style-name="P4"><text:span text:style-name="T10"/></text:p>
      <text:p text:style-name="P10">Agregar una enfermedad</text:p>
      <text:p text:style-name="P17">Borrar una enfermedad</text:p>
      <text:p text:style-name="P10"><text:span text:style-name="T10">Modificar una enfermedad</text:span></text:p>
      <text:p text:style-name="P10">Asociar una enfermedad a una receta</text:p>
      <text:p text:style-name="P10">Asociar una enfermedad al historial clinico</text:p>
      <text:p text:style-name="P4"/>
      <text:p text:style-name="P10">Agregar un medicamento</text:p>
      <text:p text:style-name="P17">Borrar un medicamento</text:p>
      <text:p text:style-name="P10">Modificar un medicamento</text:p>
      <text:p text:style-name="P10">Asociar un medicamento a una receta</text:p>
      <text:p text:style-name="P10"><text:span text:style-name="T10">Asociar un medicamento al historial clinico</text:span></text:p>
      <text:p text:style-name="P4"><text:span text:style-name="T10"/></text:p>
      <text:p text:style-name="P10">Crear receta</text:p>
      <text:p text:style-name="P17"><text:span text:style-name="T10">Borrar receta</text:span></text:p>
      <text:p text:style-name="P4"><text:span text:style-name="T10"/></text:p>
      <text:p text:style-name="P11">Asociar<text:span text:style-name="T18"> </text:span><text:span text:style-name="T20">un medico</text:span> a una obra social</text:p>
      <text:p text:style-name="P11"/>
      <text:p text:style-name="P11"/>
      <text:p text:style-name="P13"><text:span text:style-name="T10">Asociar un medico a un consultorio</text:span></text:p>
      <text:p text:style-name="P4"><text:span text:style-name="T10"/></text:p>
      <text:p text:style-name="P7"><text:span text:style-name="T10">EMPLEADOS</text:span></text:p>
      <text:p text:style-name="P10">Agregar una obra social</text:p>
      <text:p text:style-name="P10">Modificar una obra social</text:p>
      <text:p text:style-name="P17">Dar de baja de una obra soci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6T19:40:29.227000000</dc:date>
    <meta:editing-duration>PT25M15S</meta:editing-duration>
    <meta:editing-cycles>35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51" meta:word-count="204" meta:character-count="1304" meta:non-whitespace-character-count="1151"/>
  </office:meta>
</office:document-meta>
</file>